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1965in"/>
    </style:style>
    <style:style style:name="P2" style:family="paragraph" style:parent-style-name="Preformatted_20_Text">
      <style:paragraph-properties fo:margin-top="0in" fo:margin-bottom="0.1965in"/>
    </style:style>
    <style:style style:name="P3" style:family="paragraph" style:parent-style-name="Text_20_body">
      <style:paragraph-properties fo:margin-top="0in" fo:margin-bottom="0.1965in"/>
    </style:style>
    <style:style style:name="P4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5" style:family="paragraph" style:parent-style-name="Preformatted_20_Text">
      <style:paragraph-properties fo:margin-top="0in" fo:margin-bottom="0.1965in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Sect1" style:family="section">
      <style:section-properties fo:background-color="transparent" style:editable="false">
        <style:columns fo:column-count="0" fo:column-gap="0in"/>
        <style:background-image/>
      </style:section-properties>
    </style:style>
    <style:style style:name="Sect2" style:family="section">
      <style:section-properties style:editable="false">
        <style:columns fo:column-count="0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alsaseq – ALSA sequencer bindings for Python</text:p>
      <text:p text:style-name="Text_20_body"/>
      <text:p text:style-name="Text_20_body"><text:span text:style-name="T1">alsaseq</text:span> is a Python module that allows to interact with ALSA sequencer clients. <text:s text:c="2"/>It can create an ALSA client, connect to other clients, send and receive ALSA events immediately or at a scheduled time using a sequencer queue. <text:s/>It provides a subset of the ALSA sequencer capabilities in a simplified model. <text:s/>It is implemented in C language and licensed under the Gnu GPL license version 2 or later. <text:s/>Current version is 0.1, first public release made on September 9<text:span text:style-name="T4">th</text:span>, 2007.</text:p>
      <text:p text:style-name="Text_20_body"/>
      <text:table-of-content text:style-name="Sect1" text:protected="true" text:name="Table of Contents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text/>
            <text:index-entry-chapter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text/>
            <text:index-entry-chapter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text/>
            <text:index-entry-chapter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text/>
            <text:index-entry-chapter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text/>
            <text:index-entry-chapter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text/>
            <text:index-entry-chapter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text/>
            <text:index-entry-chapter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text/>
            <text:index-entry-chapter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text/>
            <text:index-entry-chapter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text/>
            <text:index-entry-chapter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4">Installation<text:tab/>1</text:p>
          <text:p text:style-name="P4">Interactive use<text:tab/>1</text:p>
          <text:p text:style-name="P4">Examples<text:tab/>3</text:p>
        </text:index-body>
      </text:table-of-content>
      <text:p text:style-name="Text_20_body"/>
      <text:h text:style-name="Heading_20_3" text:outline-level="3" text:is-list-header="true">Installation</text:h>
      <text:p text:style-name="Text_20_body">Download the <text:span text:style-name="T1">alsaseq.tar.gz</text:span> file into some directory:</text:p>
      <text:p text:style-name="Preformatted_20_Text">$ wget <text:a xlink:type="simple" xlink:href="http://pp.com.mx/python/alsaseq.tar.gz">http://pp.com.mx/python/alsaseq/alsaseq-0.1.tar.gz</text:a></text:p>
      <text:p text:style-name="Preformatted_20_Text"/>
      <text:p text:style-name="Text_20_body">Extract the contents:</text:p>
      <text:p text:style-name="Preformatted_20_Text">$ tar xf alsaseq-0.1.tar.gz</text:p>
      <text:p text:style-name="Preformatted_20_Text"/>
      <text:p text:style-name="Text_20_body">Enter the folder alsaseq that was created:</text:p>
      <text:p text:style-name="Preformatted_20_Text">$ cd alsaseq-0.1</text:p>
      <text:p text:style-name="Preformatted_20_Text"/>
      <text:p text:style-name="Text_20_body">Compile the module:</text:p>
      <text:p text:style-name="Preformatted_20_Text">$ gcc -shared -I /usr/include/python2.5 -lasound -o alsaseq.so alsaseq.c.</text:p>
      <text:p text:style-name="Preformatted_20_Text"/>
      <text:p text:style-name="Text_20_body">You need the Python and ALSA development header files (install <text:span text:style-name="T2">python-dev</text:span> and <text:span text:style-name="T2">libasound2-dev</text:span><text:span text:style-name="T3"> for Ubuntu; </text:span><text:span text:style-name="T2">libpython2.4-devel</text:span><text:span text:style-name="T3"> and </text:span><text:span text:style-name="T2">libalsa2-devel</text:span><text:span text:style-name="T3"> for Mandriva)</text:span> and the GNU compiler.</text:p>
      <text:p text:style-name="Text_20_body">Copy the <text:span text:style-name="T2">alsaseq.so</text:span> file to /usr/local/bin, and <text:span text:style-name="T2">alsamidi.py</text:span> to /usr/local/lib/python2.5/site-packages.</text:p>
      <text:h text:style-name="Heading_20_3" text:outline-level="3">Interactive use</text:h>
      <text:p text:style-name="Text_20_body">Create an ALSA sequencer client with one input port and one output port, no queue:</text:p>
      <text:p text:style-name="Preformatted_20_Text">&gt;&gt;&gt; import alsaseq</text:p>
      <text:p text:style-name="P2">&gt;&gt;&gt; alsaseq.client( 'Simple', 1, 1, False )</text:p>
      <text:p text:style-name="Text_20_body">Port 0 is input, port 1 is output. <text:s/>Connect ALSA client 129 (could be a musical keyboard or Virtual Keyboard) <text:s/>to the input port, and connect output port to ALSA client 130 (a MIDI to sound converter like Timidity):</text:p>
      <text:p text:style-name="Preformatted_20_Text">&gt;&gt;&gt; alsaseq.connectfrom( 0, 129, 0 )</text:p>
      <text:p text:style-name="P2">&gt;&gt;&gt; alsaseq.connectto( 1, 130, 0 )</text:p>
      <text:p text:style-name="P1">Check if there are events in the input port due to notes played in the MIDI keyboard:</text:p>
      <text:p text:style-name="Preformatted_20_Text">&gt;&gt;&gt; alsaseq.inputpending()</text:p>
      <text:p text:style-name="P2">2</text:p>
      <text:p text:style-name="Text_20_body">Read and display an ALSA event:</text:p>
      <text:p text:style-name="Preformatted_20_Text">&gt;&gt;&gt; alsaseq.input()</text:p>
      <text:p text:style-name="Preformatted_20_Text">(6, 1, 0, 253, (0, 0), (0, 0), (0, 0), (0, 60, 127, 0, 0))</text:p>
      <text:p text:style-name="Preformatted_20_Text"/>
      <text:p text:style-name="Text_20_body">ALSA events are tuples with 8 elements: <text:s/>(type, flags, tag, queue, time stamp, source, destination, data). <text:s/>In a client without queue, received events have no time information and are asigned dummy queue number 253.</text:p>
      <text:p text:style-name="Text_20_body">Save a received event to send it for immediate processing:</text:p>
      <text:p text:style-name="Preformatted_20_Text">&gt;&gt;&gt; event = alsaseq.input()</text:p>
      <text:p text:style-name="Preformatted_20_Text">&gt;&gt;&gt; alsaseq.output( event )</text:p>
      <text:p text:style-name="Preformatted_20_Text"/>
      <text:p text:style-name="P1">In a client with createqueue = True, you first start the queue in order to schedule events for execution at a certain time:</text:p>
      <text:p text:style-name="P1">In order to time stamp received events and to schedule output events for execution at a certain time, specify the client with createqueue = True, and start the queue :</text:p>
      <text:p text:style-name="Preformatted_20_Text">&gt;&gt;&gt; alsaseq.client( 'Simple', 1, 1, True )</text:p>
      <text:p text:style-name="Preformatted_20_Text">&gt;&gt;&gt; alsaseq.start()</text:p>
      <text:p text:style-name="Preformatted_20_Text">&gt;&gt;&gt; alsaseq.output( (6, 1, 0, 1, (5, 0), (0, 0), (0, 0), (0, 60, 127, 0, 100)) )</text:p>
      <text:p text:style-name="Preformatted_20_Text"/>
      <text:p text:style-name="Text_20_body">The above output() schedules a C note at 5 seconds after the start() command, for a duration of <text:s/>100ms.</text:p>
      <text:p text:style-name="Preformatted_20_Text"/>
      <text:p text:style-name="Preformatted_20_Text">&gt;&gt;&gt; alsaseq.input()</text:p>
      <text:p text:style-name="Preformatted_20_Text">(6, 1, 0, 1, ( 12, 125433), (0, 0), (0, 0), (0, 62, 120, 0, 100)) )</text:p>
      <text:p text:style-name="Preformatted_20_Text"/>
      <text:p text:style-name="Text_20_body">The above ALSA event was received in the input port 12 seconds and 123,433 millionths after the start() command. <text:s/>You can view the status ( running, stopped ) of que queue, and the current time, and stop it:</text:p>
      <text:p text:style-name="Preformatted_20_Text"/>
      <text:p text:style-name="Preformatted_20_Text">&gt;&gt;&gt; alsaseq.status()</text:p>
      <text:p text:style-name="Preformatted_20_Text">( 1, ( 20, 546234 ) )</text:p>
      <text:p text:style-name="Preformatted_20_Text">&gt;&gt;&gt; alsaseq.stop()</text:p>
      <text:p text:style-name="Preformatted_20_Text"/>
      <text:p text:style-name="Preformatted_20_Text">The status() shows the queue as running at 20 seconds, 546,234 millionths.</text:p>
      <text:p text:style-name="Preformatted_20_Text"/>
      <text:p text:style-name="P1">ALSA events for common MIDI events can be created using helper functions in alsamidi module:</text:p>
      <text:p text:style-name="Preformatted_20_Text">&gt;&gt;&gt; alsamidi.noteevent( 1, 60, 120, 5000, 10 )</text:p>
      <text:p text:style-name="Preformatted_20_Text">(5, 1, 0, 0, (5, 0), (0, 0), (0, 0), (1, 60, 120, 0, 10))</text:p>
      <text:p text:style-name="Preformatted_20_Text"/>
      <text:p text:style-name="Text_20_body">See help( alsamidi ) or pydoc( alsamidi ) for more information.</text:p>
      <text:p text:style-name="Text_20_body"/>
      <text:h text:style-name="Heading_20_3" text:outline-level="3">Examples</text:h>
      <text:p text:style-name="Text_20_body">In these example scripts it is assumed that client 129 is a MIDI keyboard, clients 130 and 131 are MIDI sound generation modules.</text:p>
      <text:h text:style-name="Heading_20_4" text:outline-level="4">MIDI through</text:h>
      <text:p text:style-name="Preformatted_20_Text">import alsaseq</text:p>
      <text:p text:style-name="Preformatted_20_Text">alsaseq.client( 'MIDI through', 1, 1, False )</text:p>
      <text:p text:style-name="Preformatted_20_Text">alsaseq.connectfrom( 1, 129, 0 )</text:p>
      <text:p text:style-name="Preformatted_20_Text">alsaseq.connectto( 0, 130, 0 )</text:p>
      <text:p text:style-name="Preformatted_20_Text">while 1:</text:p>
      <text:p text:style-name="Preformatted_20_Text"><text:s text:c="2"/>if alsaseq.inputpending():</text:p>
      <text:p text:style-name="Preformatted_20_Text"><text:s text:c="5"/>ev = alsaseq.input()</text:p>
      <text:p text:style-name="Preformatted_20_Text"><text:s text:c="5"/>alsaseq.output( ev )</text:p>
      <text:p text:style-name="Preformatted_20_Text"/>
      <text:p text:style-name="Text_20_body">Press control + c to interrupt the loop.</text:p>
      <text:h text:style-name="Heading_20_4" text:outline-level="4">MIDI router</text:h>
      <text:p text:style-name="Preformatted_20_Text">import alsaseq</text:p>
      <text:p text:style-name="Preformatted_20_Text">alsaseq.client( 'Router', 1, 2, False )</text:p>
      <text:p text:style-name="Preformatted_20_Text">alsaseq.connectfrom( 1, 129, 0 )</text:p>
      <text:p text:style-name="Preformatted_20_Text">alsaseq.connectto( 0, 130, 0 )</text:p>
      <text:p text:style-name="Preformatted_20_Text">alsaseq.connectto( 0, 131, 0 )</text:p>
      <text:p text:style-name="Preformatted_20_Text"/>
      <text:p text:style-name="Preformatted_20_Text">while 1:</text:p>
      <text:p text:style-name="Preformatted_20_Text"><text:s text:c="2"/>if alsaseq.inputpending():</text:p>
      <text:p text:style-name="Preformatted_20_Text"><text:s text:c="5"/>ev = list( alsaseq.input() )</text:p>
      <text:p text:style-name="Preformatted_20_Text"><text:s text:c="5"/>if ev[7][1] &gt; 60: <text:s/># if note is above C split limit,</text:p>
      <text:p text:style-name="Preformatted_20_Text"><text:s text:c="9"/>ev[5][0] = 2, <text:s/># use second output port</text:p>
      <text:p text:style-name="Preformatted_20_Text"><text:s text:c="5"/>alsaseq.output( ev )</text:p>
      <text:p text:style-name="Preformatted_20_Text"/>
      <text:h text:style-name="Heading_20_4" text:outline-level="4">Recorder</text:h>
      <text:p text:style-name="Preformatted_20_Text">import alsaseq, pickle</text:p>
      <text:p text:style-name="Preformatted_20_Text">alsaseq.client( 'Recorder', 1, 0, True )</text:p>
      <text:p text:style-name="Preformatted_20_Text">alsaseq.connectfrom( 1, 129, 0 )</text:p>
      <text:p text:style-name="Preformatted_20_Text">alsaseq.start()</text:p>
      <text:p text:style-name="Preformatted_20_Text">events = [] </text:p>
      <text:p text:style-name="Preformatted_20_Text">while 1:</text:p>
      <text:p text:style-name="Preformatted_20_Text"><text:s text:c="4"/>if alsaseq.inputpending():</text:p>
      <text:p text:style-name="Preformatted_20_Text"><text:s text:c="8"/>event = alsaseq.input()</text:p>
      <text:p text:style-name="Preformatted_20_Text"><text:s text:c="8"/>if event[7][1] == 56: # if note is central G#</text:p>
      <text:p text:style-name="Preformatted_20_Text"><text:s text:c="12"/>break <text:s text:c="12"/># quit recording</text:p>
      <text:p text:style-name="Preformatted_20_Text"><text:s text:c="8"/>events.append( ev )</text:p>
      <text:p text:style-name="Preformatted_20_Text"/>
      <text:p text:style-name="Preformatted_20_Text"/>
      <text:p text:style-name="Preformatted_20_Text">pickle.dump( events, open( 'events.seq', 'w' ) )</text:p>
      <text:h text:style-name="Heading_20_4" text:outline-level="4">Player</text:h>
      <text:p text:style-name="Preformatted_20_Text">import alsaseq, pickle</text:p>
      <text:p text:style-name="Preformatted_20_Text">events = pickle.load( open( ruta ) )</text:p>
      <text:p text:style-name="Preformatted_20_Text"/>
      <text:p text:style-name="Preformatted_20_Text">alsaseq.client( 'Player', 0, 1, True )</text:p>
      <text:p text:style-name="Preformatted_20_Text">alsaseq.connectto( 0, 130, 0 )</text:p>
      <text:p text:style-name="Preformatted_20_Text">alsaseq.start() </text:p>
      <text:p text:style-name="Preformatted_20_Text"/>
      <text:p text:style-name="Preformatted_20_Text">for event in events: </text:p>
      <text:p text:style-name="Preformatted_20_Text"><text:s text:c="4"/>alsaseq.output( event ) 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DejaVu Sans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DejaVu Sans" fo:font-size="14pt" fo:font-weight="bold" style:font-name-asian="DejaVu Sans1" style:font-size-asian="14pt" style:font-weight-asian="bold" style:font-name-complex="DejaVu Sans1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pp</meta:initial-creator>
    <meta:creation-date>2007-09-04T18:43:06</meta:creation-date>
    <dc:creator>pp</dc:creator>
    <dc:date>2007-09-09T12:47:24</dc:date>
    <dc:language>en-US</dc:language>
    <meta:editing-cycles>197</meta:editing-cycles>
    <meta:editing-duration>PT7H55M3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96" meta:word-count="749" meta:character-count="4872"/>
  </office:meta>
</office:document-meta>
</file>